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YS Text" svg:font-family="'YS Text', Arial, Helvetica, 'Arial Unicode MS', sans-serif"/>
    <style:font-face style:name="inherit" svg:font-family="inherit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111111" style:font-name="monospace" fo:font-size="10pt" fo:letter-spacing="normal" fo:font-style="normal" fo:font-weight="normal" style:font-size-asian="10pt" style:font-size-complex="10pt"/>
    </style:style>
    <style:style style:name="P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monospace" fo:font-size="10pt" fo:letter-spacing="normal" fo:font-style="normal" fo:font-weight="normal" style:font-size-asian="10pt" style:font-size-complex="10pt"/>
    </style:style>
    <style:style style:name="P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monospace" fo:font-size="10pt" fo:letter-spacing="normal" fo:font-style="normal" fo:font-weight="bold" officeooo:rsid="006ebd07" officeooo:paragraph-rsid="006ebd07" style:font-size-asian="10pt" style:font-weight-asian="bold" style:font-size-complex="10pt" style:font-weight-complex="bold"/>
    </style:style>
    <style:style style:name="P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style:font-size-asian="10pt" style:font-size-complex="10pt"/>
    </style:style>
    <style:style style:name="P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officeooo:paragraph-rsid="00237677" style:font-size-asian="10pt" style:font-size-complex="10pt"/>
    </style:style>
    <style:style style:name="P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808080" style:font-name="monospace" fo:font-size="10pt" style:font-size-asian="10pt" style:font-size-complex="10pt"/>
    </style:style>
    <style:style style:name="P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22bde8"/>
    </style:style>
    <style:style style:name="P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6793c" style:font-size-asian="10pt" style:font-size-complex="10pt"/>
    </style:style>
    <style:style style:name="P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7a7ce" style:font-size-asian="10pt" style:font-size-complex="10pt"/>
    </style:style>
    <style:style style:name="P1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99511" style:font-size-asian="10pt" style:font-size-complex="10pt"/>
    </style:style>
    <style:style style:name="P1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rsid="0026793c" officeooo:paragraph-rsid="0026793c" style:font-size-asian="10pt" style:font-size-complex="10pt"/>
    </style:style>
    <style:style style:name="P1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3a12f1" officeooo:paragraph-rsid="003a12f1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paragraph-rsid="0037e8bf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26793c"/>
    </style:style>
    <style:style style:name="P1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officeooo:paragraph-rsid="0026793c"/>
    </style:style>
    <style:style style:name="P1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style:font-name="monospace" fo:font-size="10pt" officeooo:rsid="0026793c" officeooo:paragraph-rsid="0027a7ce" style:font-size-asian="10pt" style:font-size-complex="10pt"/>
    </style:style>
    <style:style style:name="P1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style:font-name="monospace" fo:font-size="10pt" officeooo:rsid="0026793c" officeooo:paragraph-rsid="0026793c" style:font-size-asian="10pt" style:font-size-complex="10pt"/>
    </style:style>
    <style:style style:name="P1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411d20"/>
    </style:style>
    <style:style style:name="P19" style:family="paragraph" style:parent-style-name="Text_20_body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style:font-size-asian="10pt" style:font-size-complex="10pt"/>
    </style:style>
    <style:style style:name="P20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00000" style:font-name="inherit" fo:font-size="9.75pt" fo:letter-spacing="normal" fo:font-style="normal" fo:font-weight="normal" loext:padding="0in" loext:border="none"/>
    </style:style>
    <style:style style:name="P21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2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2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80"/>
    </style:style>
    <style:style style:name="P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49123"/>
    </style:style>
    <style:style style:name="P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officeooo:paragraph-rsid="0026793c"/>
    </style:style>
    <style:style style:name="P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normal" officeooo:rsid="00392ba4" officeooo:paragraph-rsid="004cccdf" fo:background-color="transparent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normal" officeooo:rsid="0056072b" officeooo:paragraph-rsid="0056072b" fo:background-color="transparent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officeooo:rsid="00449123" officeooo:paragraph-rsid="00449123"/>
    </style:style>
    <style:style style:name="P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bold" officeooo:rsid="00449123" officeooo:paragraph-rsid="0056072b" fo:background-color="transparent" style:font-weight-asian="bold" style:font-weight-complex="bold"/>
    </style:style>
    <style:style style:name="P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9c045"/>
    </style:style>
    <style:style style:name="P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paragraph-rsid="005510bf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officeooo:rsid="0059a84c" officeooo:paragraph-rsid="0059a84c"/>
    </style:style>
    <style:style style:name="P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fo:font-size="10pt" fo:font-weight="normal" officeooo:rsid="00449123" officeooo:paragraph-rsid="0056072b" fo:background-color="transparent" style:font-size-asian="10pt" style:font-weight-asian="normal" style:font-size-complex="10pt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normal" officeooo:rsid="005e24d0" officeooo:paragraph-rsid="005ff0b9" fo:background-color="transparent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normal" officeooo:rsid="006d8380" officeooo:paragraph-rsid="006d8380" fo:background-color="transparent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bold" officeooo:rsid="00449123" officeooo:paragraph-rsid="0056072b" fo:background-color="transparent" style:font-weight-asian="bold" style:font-weight-complex="bold"/>
    </style:style>
    <style:style style:name="P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111111" style:font-name="Liberation Serif" fo:font-size="10pt" fo:font-weight="normal" officeooo:rsid="00449123" officeooo:paragraph-rsid="0056072b" fo:background-color="transparent" style:font-size-asian="10pt" style:font-weight-asian="normal" style:font-size-complex="10pt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111111" style:font-name="Liberation Serif" fo:font-size="10pt" fo:letter-spacing="normal" fo:font-style="normal" style:text-underline-style="solid" style:text-underline-width="auto" style:text-underline-color="font-color" fo:font-weight="normal" officeooo:rsid="00449123" officeooo:paragraph-rsid="0056072b" fo:background-color="transparent" style:font-size-asian="10pt" style:font-weight-asian="normal" style:font-size-complex="10pt" style:font-weight-complex="normal" loext:padding="0in" loext:border="none"/>
    </style:style>
    <style:style style:name="P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size="10pt" fo:font-weight="normal" officeooo:rsid="00449123" officeooo:paragraph-rsid="0056072b" fo:background-color="transparent" style:font-size-asian="10pt" style:font-weight-asian="normal" style:font-size-complex="10pt" style:font-weight-complex="normal"/>
    </style:style>
    <style:style style:name="P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size="12pt" fo:font-weight="bold" officeooo:rsid="00449123" officeooo:paragraph-rsid="00676701" fo:background-color="transparent" style:font-size-asian="12pt" style:font-weight-asian="bold" style:font-size-complex="12pt" style:font-weight-complex="bold"/>
    </style:style>
    <style:style style:name="P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bold" officeooo:rsid="006ba7ba" officeooo:paragraph-rsid="006ba7ba" fo:background-color="transparent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bold" officeooo:rsid="006d8380" officeooo:paragraph-rsid="006d8380" fo:background-color="transparent" style:font-weight-asian="bold" style:font-weight-complex="bold"/>
    </style:style>
    <style:style style:name="P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7b59" fo:font-size="10pt" fo:font-weight="bold" officeooo:rsid="00449123" officeooo:paragraph-rsid="0056072b" fo:background-color="transparent" style:font-size-asian="10pt" style:font-weight-asian="bold" style:font-size-complex="10pt" style:font-weight-complex="bold"/>
    </style:style>
    <style:style style:name="P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c9211e" fo:font-weight="normal" officeooo:rsid="00449123" officeooo:paragraph-rsid="0056072b" fo:background-color="transparent" style:font-weight-asian="normal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paragraph-rsid="0061cc18" style:font-weight-asian="bold" style:font-weight-complex="bold"/>
    </style:style>
    <style:style style:name="P46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111111" style:font-name="Liberation Serif" fo:font-size="10pt" fo:letter-spacing="normal" fo:font-style="normal" style:text-underline-style="solid" style:text-underline-width="auto" style:text-underline-color="font-color" fo:font-weight="normal" officeooo:rsid="00449123" officeooo:paragraph-rsid="0056072b" fo:background-color="transparent" style:font-size-asian="10pt" style:font-weight-asian="normal" style:font-size-complex="10pt" style:font-weight-complex="normal" loext:padding="0in" loext:border="none"/>
    </style:style>
    <style:style style:name="P47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</style:style>
    <style:style style:name="P48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normal" officeooo:rsid="00449123" officeooo:paragraph-rsid="0056072b" fo:background-color="transparent" style:font-weight-asian="normal" style:font-weight-complex="normal"/>
    </style:style>
    <style:style style:name="P49" style:family="paragraph" style:parent-style-name="Standard">
      <loext:graphic-properties draw:fill="none"/>
      <style:paragraph-properties fo:background-color="transparent"/>
      <style:text-properties officeooo:paragraph-rsid="00467998"/>
    </style:style>
    <style:style style:name="P50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</style:style>
    <style:style style:name="P5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monospace" fo:font-size="10pt" fo:letter-spacing="normal" fo:font-style="normal" fo:font-weight="bold" officeooo:rsid="006ebd07" officeooo:paragraph-rsid="006ebd07" style:font-size-asian="10pt" style:font-weight-asian="bold" style:font-size-complex="10pt" style:font-weight-complex="bold"/>
    </style:style>
    <style:style style:name="P52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c9211e" style:font-name="monospace" fo:font-size="10pt" fo:letter-spacing="normal" fo:font-style="normal" fo:font-weight="bold" officeooo:rsid="006ebd07" officeooo:paragraph-rsid="006ebd07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left="0in" fo:margin-right="0in" fo:margin-top="0.25in" fo:margin-bottom="0.25in" loext:contextual-spacing="false" fo:orphans="2" fo:widows="2" fo:text-indent="0in" style:auto-text-indent="false"/>
    </style:style>
    <style:style style:name="P5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6ebd07"/>
    </style:style>
    <style:style style:name="T1" style:family="text">
      <style:text-properties fo:color="#000000" officeooo:rsid="00237677"/>
    </style:style>
    <style:style style:name="T2" style:family="text">
      <style:text-properties fo:color="#000000" style:font-name="monospace" fo:font-size="10pt" officeooo:rsid="0026793c" style:font-size-asian="10pt" style:font-size-complex="10pt"/>
    </style:style>
    <style:style style:name="T3" style:family="text">
      <style:text-properties fo:color="#000000" style:font-name="monospace" fo:font-size="10pt" officeooo:rsid="002c2d66" style:font-size-asian="10pt" style:font-size-complex="10pt"/>
    </style:style>
    <style:style style:name="T4" style:family="text">
      <style:text-properties fo:color="#000000" style:font-name="monospace" fo:font-size="10pt" officeooo:rsid="002f1d64" style:font-size-asian="10pt" style:font-size-complex="10pt"/>
    </style:style>
    <style:style style:name="T5" style:family="text">
      <style:text-properties fo:color="#000000" style:font-name="monospace" fo:font-size="10pt" officeooo:rsid="00411d20" style:font-size-asian="10pt" style:font-size-complex="10pt"/>
    </style:style>
    <style:style style:name="T6" style:family="text">
      <style:text-properties fo:color="#000000" style:font-name="monospace" fo:font-size="10pt" officeooo:rsid="00413e70" style:font-size-asian="10pt" style:font-size-complex="10pt"/>
    </style:style>
    <style:style style:name="T7" style:family="text">
      <style:text-properties fo:color="#000000" style:font-name="monospace" fo:font-size="10pt" officeooo:rsid="00414532" style:font-size-asian="10pt" style:font-size-complex="10pt"/>
    </style:style>
    <style:style style:name="T8" style:family="text">
      <style:text-properties fo:font-variant="normal" fo:text-transform="none" fo:color="#000000" style:font-name="inherit" fo:font-size="10.5pt" fo:letter-spacing="normal" fo:font-style="normal" fo:font-weight="bold" loext:padding="0in" loext:border="none"/>
    </style:style>
    <style:style style:name="T9" style:family="text">
      <style:text-properties fo:font-variant="normal" fo:text-transform="none" fo:color="#000000" style:font-name="inherit" fo:font-size="10.5pt" fo:letter-spacing="normal" fo:font-style="normal" fo:font-weight="normal" loext:padding="0in" loext:border="none"/>
    </style:style>
    <style:style style:name="T10" style:family="text">
      <style:text-properties fo:font-variant="normal" fo:text-transform="none" fo:color="#111111" style:font-name="Liberation Serif" fo:font-size="10pt" fo:letter-spacing="normal" fo:font-style="normal" style:text-underline-style="solid" style:text-underline-width="auto" style:text-underline-color="font-color" fo:font-weight="normal" style:font-size-asian="10pt" style:font-weight-asian="normal" style:font-size-complex="10pt" style:font-weight-complex="normal" loext:padding="0in" loext:border="none"/>
    </style:style>
    <style:style style:name="T11" style:family="text">
      <style:text-properties fo:font-variant="normal" fo:text-transform="none" style:font-name="var ff-mono" fo:letter-spacing="normal" fo:font-style="normal" fo:font-weight="normal" fo:background-color="transparent" loext:char-shading-value="0" loext:padding="0in" loext:border="none"/>
    </style:style>
    <style:style style:name="T12" style:family="text">
      <style:text-properties fo:font-variant="normal" fo:text-transform="none" fo:letter-spacing="normal" fo:background-color="transparent" loext:char-shading-value="0" loext:padding="0in" loext:border="none"/>
    </style:style>
    <style:style style:name="T13" style:family="text">
      <style:text-properties fo:font-variant="normal" fo:text-transform="none" fo:color="#333333" style:font-name="YS Text" fo:font-size="12pt" fo:letter-spacing="normal" fo:font-style="normal" fo:font-weight="normal"/>
    </style:style>
    <style:style style:name="T14" style:family="text">
      <style:text-properties fo:font-variant="normal" fo:text-transform="none" fo:color="#333333" style:font-name="YS Text" fo:font-size="12pt" fo:letter-spacing="normal" fo:font-style="normal" fo:font-weight="normal" officeooo:rsid="006ebd07" style:font-size-asian="10pt" style:font-weight-asian="bold" style:font-size-complex="10pt" style:font-weight-complex="bold"/>
    </style:style>
    <style:style style:name="T15" style:family="text">
      <style:text-properties fo:font-variant="normal" fo:text-transform="none" fo:color="#333333" fo:letter-spacing="normal"/>
    </style:style>
    <style:style style:name="T16" style:family="text">
      <style:text-properties fo:font-variant="normal" fo:text-transform="none" style:font-name="YS Text" fo:font-size="12pt" fo:letter-spacing="normal" fo:font-style="normal" fo:font-weight="normal"/>
    </style:style>
    <style:style style:name="T17" style:family="text">
      <style:text-properties fo:font-variant="normal" fo:text-transform="none" fo:color="#c9211e" style:font-name="YS Text" fo:font-size="12pt" fo:letter-spacing="normal" fo:font-style="normal" fo:font-weight="normal"/>
    </style:style>
    <style:style style:name="T18" style:family="text">
      <style:text-properties style:font-name="monospace" fo:font-size="10pt" style:font-size-asian="10pt" style:font-size-complex="10pt"/>
    </style:style>
    <style:style style:name="T19" style:family="text">
      <style:text-properties style:font-name="monospace" fo:font-size="10pt" officeooo:rsid="00237677" style:font-size-asian="10pt" style:font-size-complex="10pt"/>
    </style:style>
    <style:style style:name="T20" style:family="text">
      <style:text-properties officeooo:rsid="00202d18"/>
    </style:style>
    <style:style style:name="T21" style:family="text">
      <style:text-properties officeooo:rsid="0020edfd"/>
    </style:style>
    <style:style style:name="T22" style:family="text">
      <style:text-properties officeooo:rsid="00237677"/>
    </style:style>
    <style:style style:name="T23" style:family="text">
      <style:text-properties fo:color="#999999" officeooo:rsid="00237677"/>
    </style:style>
    <style:style style:name="T24" style:family="text">
      <style:text-properties fo:color="#999999" officeooo:rsid="0026793c"/>
    </style:style>
    <style:style style:name="T25" style:family="text">
      <style:text-properties fo:color="#999999" officeooo:rsid="00299511"/>
    </style:style>
    <style:style style:name="T26" style:family="text">
      <style:text-properties fo:color="#999999" officeooo:rsid="002b4312"/>
    </style:style>
    <style:style style:name="T27" style:family="text">
      <style:text-properties fo:color="#808080" officeooo:rsid="00255f50"/>
    </style:style>
    <style:style style:name="T28" style:family="text">
      <style:text-properties officeooo:rsid="0026793c"/>
    </style:style>
    <style:style style:name="T29" style:family="text">
      <style:text-properties fo:color="#00a933"/>
    </style:style>
    <style:style style:name="T30" style:family="text">
      <style:text-properties fo:color="#00a933" officeooo:rsid="00450c81"/>
    </style:style>
    <style:style style:name="T31" style:family="text">
      <style:text-properties fo:color="#00a933" officeooo:rsid="00449123"/>
    </style:style>
    <style:style style:name="T32" style:family="text">
      <style:text-properties fo:color="#00a933" officeooo:rsid="00406ee0"/>
    </style:style>
    <style:style style:name="T33" style:family="text">
      <style:text-properties fo:color="#00a933" officeooo:rsid="004857e7"/>
    </style:style>
    <style:style style:name="T34" style:family="text">
      <style:text-properties fo:color="#00a933" officeooo:rsid="0049c045"/>
    </style:style>
    <style:style style:name="T35" style:family="text">
      <style:text-properties fo:color="#00a933" officeooo:rsid="00449123" fo:background-color="transparent" loext:char-shading-value="0"/>
    </style:style>
    <style:style style:name="T36" style:family="text">
      <style:text-properties fo:color="#00a933" officeooo:rsid="00392ba4" fo:background-color="transparent" loext:char-shading-value="0"/>
    </style:style>
    <style:style style:name="T37" style:family="text">
      <style:text-properties fo:color="#00a933" officeooo:rsid="0049c045" fo:background-color="transparent" loext:char-shading-value="0"/>
    </style:style>
    <style:style style:name="T38" style:family="text">
      <style:text-properties officeooo:rsid="00449123"/>
    </style:style>
    <style:style style:name="T39" style:family="text">
      <style:text-properties officeooo:rsid="0049c045"/>
    </style:style>
    <style:style style:name="T40" style:family="text">
      <style:text-properties fo:font-weight="normal" fo:background-color="transparent" loext:char-shading-value="0" style:font-weight-asian="normal" style:font-weight-complex="normal"/>
    </style:style>
    <style:style style:name="T41" style:family="text">
      <style:text-properties fo:font-weight="normal" officeooo:rsid="0056072b" fo:background-color="transparent" loext:char-shading-value="0" style:font-weight-asian="normal" style:font-weight-complex="normal"/>
    </style:style>
    <style:style style:name="T42" style:family="text">
      <style:text-properties officeooo:rsid="004cccdf"/>
    </style:style>
    <style:style style:name="T43" style:family="text">
      <style:text-properties fo:color="#ff7b59" style:font-name="monospace" fo:font-size="10pt" officeooo:rsid="0026793c" fo:background-color="transparent" loext:char-shading-value="0" style:font-size-asian="10pt" style:font-size-complex="10pt"/>
    </style:style>
    <style:style style:name="T44" style:family="text">
      <style:text-properties fo:color="#ff7b59" style:font-name="monospace" fo:font-size="10pt" officeooo:rsid="0061cc18" fo:background-color="transparent" loext:char-shading-value="0" style:font-size-asian="10pt" style:font-size-complex="10pt"/>
    </style:style>
    <style:style style:name="T45" style:family="text">
      <style:text-properties fo:color="#c0c0c0"/>
    </style:style>
    <style:style style:name="T46" style:family="text">
      <style:text-properties fo:color="#0000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<text:span text:style-name="T14">To run docker command without </text:span><text:span text:style-name="Source_20_Text"><text:span text:style-name="T13">sudo </text:span></text:span><text:span text:style-name="T13">, you need to add your user (who has root privileges) to docker group. For this run following command:</text:span></text:p>
      <text:p text:style-name="P53"><text:span text:style-name="Source_20_Text"><text:span text:style-name="T17">sudo usermod -aG docker $USER</text:span></text:span></text:p>
      <text:p text:style-name="P52"/>
      <text:p text:style-name="P3"/>
      <text:p text:style-name="P3">Кросскомпиляция в Docker</text:p>
      <text:p text:style-name="P2">https://rolandsdev.blog/posts/cross-compile-grpc-for-arm-with-docker/#write-a-little-hello-app</text:p>
      <text:p text:style-name="P1"/>
      <text:p text:style-name="P1">sudo groupadd docker</text:p>
      <text:p text:style-name="P1">sudo gpasswd -a $USER docker</text:p>
      <text:p text:style-name="P4">docker run hello-world</text:p>
      <text:p text:style-name="P4">docker run -it ubuntu bash</text:p>
      <text:p text:style-name="P4">docker image ls</text:p>
      <text:p text:style-name="P4"/>
      <text:p text:style-name="P4">docker-machine create default</text:p>
      <text:p text:style-name="P4"/>
      <text:p text:style-name="P19"><text:span text:style-name="Strong_20_Emphasis"><text:span text:style-name="T8">Docker machine install for Linux</text:span></text:span><text:span text:style-name="T9"> :</text:span></text:p>
      <text:p text:style-name="P20">curl -L https://github.com/docker/machine/releases/download/v0.16.2/docker-machine-`uname -s`-`uname -m` &gt;/tmp/docker-machine &amp;&amp;<text:line-break/>chmod +x /tmp/docker-machine &amp;&amp;<text:line-break/>sudo cp /tmp/docker-machine /usr/local/bin/docker-machine</text:p>
      <text:p text:style-name="P6">инициализируем новый контейнер, но в этот раз зададим для него имя хоста с по-</text:p>
      <text:p text:style-name="P6">мощью флага -h:</text:p>
      <text:p text:style-name="P4">docker run -h CONTAINER -i -t debian /bin/bash</text:p>
      <text:p text:style-name="P4">docker ps <text:s/>- <text:span text:style-name="T20">контейнеры</text:span></text:p>
      <text:p text:style-name="P4">docker inspect <text:span text:style-name="T21">ИМЯ контейнера</text:span></text:p>
      <text:p text:style-name="P4">docker inspect objective_kapitsa | grep IPAddress</text:p>
      <text:p text:style-name="P7"><text:span text:style-name="T18">docker run -h CONTAINER <text:s/>--name </text:span><text:span text:style-name="T19">vasya</text:span><text:span text:style-name="T18"> -i -t debian /bin/bash</text:span></text:p>
      <text:p text:style-name="P5">docker inspect --format {{.NetworkSettings.IPAddress}} <text:s/><text:span text:style-name="T22">vasya <text:s text:c="4"/></text:span><text:span text:style-name="T23">#172.18.0.2</text:span></text:p>
      <text:p text:style-name="P5"><text:span text:style-name="T1">docker diff vasya <text:s text:c="2"/><text:tab/></text:span><text:span text:style-name="T27">показывает измененные файлы в контейнере</text:span></text:p>
      <text:p text:style-name="P8">docker logs vasya <text:s text:c="2"/><text:tab/><text:span text:style-name="T24">лог всех событий</text:span></text:p>
      <text:p text:style-name="P9"><text:span text:style-name="T28">docker ps -a </text:span><text:span text:style-name="T24"><text:tab/><text:tab/>выводится список всех контейнеров, включая остановленные Такие </text:span></text:p>
      <text:p text:style-name="P16"><text:tab/><text:tab/><text:tab/><text:tab/>контейнеры могут быть перезапущены командой docker start</text:p>
      <text:p text:style-name="P10">docker rm <text:span text:style-name="T21">ИМЯ <text:tab/> <text:s/><text:tab/></text:span><text:span text:style-name="T25">удалить окончательно</text:span></text:p>
      <text:p text:style-name="P17"/>
      <text:p text:style-name="P8"><text:span text:style-name="T28">docker rm -v $(docker ps -aq -f status=exited) <text:s text:c="2"/></text:span><text:span text:style-name="T26">удалить все остановленные</text:span><text:span text:style-name="T24"><text:tab/></text:span></text:p>
      <text:p text:style-name="P45"><text:span text:style-name="T43">echo alias </text:span><text:span text:style-name="T44">drm</text:span><text:span text:style-name="T43">="'docker rm -v $(docker ps -aq -f status=exited)'"&gt;&gt;.bashrc</text:span></text:p>
      <text:p text:style-name="P17"/>
      <text:p text:style-name="P14"><text:span text:style-name="T2">docker rm -v $(docker ps -aq -f status=</text:span><text:span text:style-name="T3">created</text:span><text:span text:style-name="T2">)</text:span></text:p>
      <text:p text:style-name="P11">docker rm 3e4029856551</text:p>
      <text:p text:style-name="P14"><text:span text:style-name="T2">docker </text:span><text:span text:style-name="T4">start</text:span><text:span text:style-name="T2"> 02b4b3b7b905</text:span></text:p>
      <text:p text:style-name="P11">docker stop 02b4b3b7b905</text:p>
      <text:p text:style-name="P11"/>
      <text:p text:style-name="P11">С помощью Docker можно запустить командную оболочку shell внутри контейнера, выполнив следующую команду:</text:p>
      <text:p text:style-name="P18"><text:span text:style-name="T2">$ docker run -it -h </text:span><text:span text:style-name="T5">debian</text:span><text:span text:style-name="T2"> --</text:span><text:span text:style-name="T6">n</text:span><text:span text:style-name="T7">ame</text:span><text:span text:style-name="T6"> debian </text:span><text:span text:style-name="T2">debian /bin/bash</text:span></text:p>
      <text:p text:style-name="P11"/>
      <text:p text:style-name="P49"><text:span text:style-name="T29">docker run -it --name cowsay -h cowsay </text:span><text:span text:style-name="T33">debian</text:span><text:span text:style-name="T29"> bash </text:span></text:p>
      <text:p text:style-name="P49"><text:span text:style-name="T29">apt-get update </text:span><text:span text:style-name="T32">&amp;&amp; </text:span><text:span text:style-name="T29">apt-get install -y cowsay fortune </text:span></text:p>
      <text:p text:style-name="P24"><text:span text:style-name="T30">echo </text:span><text:span text:style-name="T31">"while true; do clear &amp;&amp; /usr/games/fortune | /usr/games/cowsay &amp;&amp; sleep </text:span><text:span text:style-name="T30">3</text:span><text:span text:style-name="T31">; done" &gt; /</text:span><text:span text:style-name="T34">usr/games/</text:span><text:span text:style-name="T31">test.sh</text:span></text:p>
      <text:p text:style-name="P28">chmod +x /usr/games/test.sh</text:p>
      <text:p text:style-name="P30"><text:span text:style-name="T31">/</text:span><text:span text:style-name="T34">usr/games/</text:span><text:span text:style-name="T31">test.sh</text:span></text:p>
      <text:p text:style-name="P15">Для превращения контейнера в образ <text:s/>нужно всего лишь выполнить команду docker commit. При этом не имеет значения, работает контейнер или он остановлен. Необходимо передать в команду имя контейнера <text:soft-page-break/>(«cowsay»), имя для создаваемого образа («cowsayimage»), а также имя репозитория, в котором образ будет сохранен («test»):</text:p>
      <text:p text:style-name="P25">docker commit cowsay test/cowsayimage</text:p>
      <text:p text:style-name="P15"><text:s/>Теперь у нас есть образ с предустановленным приложением cowsay, который мы можем запускать в любое время:</text:p>
      <text:p text:style-name="P26">docker run <text:s/>-e TERM=xterm <text:s/>test/cowsayimage <text:span text:style-name="T42">sh </text:span><text:span text:style-name="T38">/</text:span><text:span text:style-name="T39">usr/games/</text:span><text:span text:style-name="T38">test.sh</text:span></text:p>
      <text:p text:style-name="P31"><text:span text:style-name="T35">docker </text:span><text:span text:style-name="T36">run</text:span><text:span text:style-name="T35"> --tty </text:span><text:span text:style-name="T36">test/cowsayimage</text:span><text:span text:style-name="T35"> env TERM=xterm /</text:span><text:span text:style-name="T37">usr/games/</text:span><text:span text:style-name="T35">test.sh</text:span></text:p>
      <text:p text:style-name="P27">echo alias cowsay="'docker run --tty test/cowsayimage env TERM=xterm /usr/games/test.sh'"&gt;&gt;.bashrc</text:p>
      <text:p text:style-name="P32"><text:span text:style-name="T41">п</text:span><text:span text:style-name="T40">ерезагрузить терминал</text:span></text:p>
      <text:p text:style-name="P29">cowsay</text:p>
      <text:p text:style-name="P29"/>
      <text:p text:style-name="P40">lazydocker</text:p>
      <text:p text:style-name="P43">curl https://raw.githubusercontent.com/jesseduffield/lazydocker/master/scripts/install_update_linux.sh | bash</text:p>
      <text:p text:style-name="P39">https://github.com/jesseduffield/lazydocker#requirements</text:p>
      <text:p text:style-name="P43">echo 'export PATH=$PATH:~/.local/bin'&gt;&gt;~/.bashrc</text:p>
      <text:p text:style-name="P29"/>
      <text:p text:style-name="P33">https://www.docker.com/blog/how-to-use-the-official-nginx-docker-image/</text:p>
      <text:p text:style-name="P37">docker run -it --rm -d -p 8080:80 --name web nginx</text:p>
      <text:p text:style-name="P29"><text:a xlink:type="simple" xlink:href="http://localhost:8080/" text:style-name="Internet_20_link" text:visited-style-name="Visited_20_Internet_20_Link"><text:span text:style-name="T10">http://localhost:8080</text:span></text:a></text:p>
      <text:p text:style-name="P38"/>
      <text:p text:style-name="P46">To download and install the Compose CLI plugin, run:</text:p>
      <text:p text:style-name="P21"><text:span text:style-name="Source_20_Text"><text:span text:style-name="T12"><text:s/></text:span></text:span><text:span text:style-name="Source_20_Text"><text:span text:style-name="T11">DOCKER_CONFIG=${DOCKER_CONFIG:-$HOME/.docker}</text:span></text:span></text:p>
      <text:p text:style-name="P50"><text:span text:style-name="Source_20_Text"><text:span text:style-name="T12"><text:s/></text:span></text:span><text:span text:style-name="Source_20_Text"><text:span text:style-name="T11">mkdir -p $DOCKER_CONFIG/cli-plugins</text:span></text:span></text:p>
      <text:p text:style-name="P50"><text:span text:style-name="Source_20_Text"><text:span text:style-name="T12"><text:s/></text:span></text:span><text:span text:style-name="Source_20_Text"><text:span text:style-name="T11">curl -SL https://github.com/docker/compose/releases/download/v2.12.2/docker-compose-linux-x86_64 -o $DOCKER_CONFIG/cli-plugins/docker-compose</text:span></text:span></text:p>
      <text:p text:style-name="P38"/>
      <text:p text:style-name="P34"/>
      <text:p text:style-name="P44">docker system prune -a</text:p>
      <text:p text:style-name="P41">Веб-сервер <text:s/></text:p>
      <text:p text:style-name="P48">docker run -it --rm -d -p 8080:80 --name web -v ~/SOFT/Github/GIT/16_WEB_ARHIV/CONTENT:/usr/share/nginx/html nginx</text:p>
      <text:p text:style-name="P22"><text:span text:style-name="T45"><text:s text:c="36"/></text:span>или</text:p>
      <text:p text:style-name="P22">docker<text:span text:style-name="T45"> </text:span>run<text:span text:style-name="T45"> </text:span>-it<text:span text:style-name="T45"> </text:span>--rm<text:span text:style-name="T45"> </text:span>-d<text:span text:style-name="T45"> </text:span>-p<text:span text:style-name="T45"> </text:span><text:span text:style-name="T46">8080</text:span>:<text:span text:style-name="T46">80</text:span><text:span text:style-name="T45"> </text:span>--name<text:span text:style-name="T45"> </text:span>web2<text:span text:style-name="T45"> </text:span>-v<text:span text:style-name="T45"> </text:span>~/SOFT/Github/GIT/<text:span text:style-name="T46">16_WEB_ARHIV</text:span>/CONTENT:/usr/local/apache2/htdocs/<text:span text:style-name="T45"> </text:span>httpd:<text:span text:style-name="T46">2.4</text:span></text:p>
      <text:p text:style-name="P23"/>
      <text:p text:style-name="P23"/>
      <text:p text:style-name="P22">docker<text:span text:style-name="T45"> </text:span>build<text:span text:style-name="T45"> </text:span>-t<text:span text:style-name="T45"> <text:s/></text:span>createwebcontent<text:span text:style-name="T45"> </text:span>~/SOFT/Github/GIT/<text:span text:style-name="T46">16_WEB_ARHIV</text:span></text:p>
      <text:p text:style-name="P22">Один<text:span text:style-name="T45"> </text:span>раз<text:span text:style-name="T45"> </text:span>дать<text:span text:style-name="T45"> </text:span>права<text:span text:style-name="T45"> </text:span>на<text:span text:style-name="T45"> </text:span>запись<text:span text:style-name="T45"> </text:span>других</text:p>
      <text:p text:style-name="P47">sudo<text:span text:style-name="T45"> </text:span>chmod<text:span text:style-name="T45"> </text:span>-R<text:span text:style-name="T45"> </text:span>ugo+rwx<text:span text:style-name="T45"> </text:span>~/SOFT/Github/GIT/<text:span text:style-name="T46">16_WEB_ARHIV</text:span>/CONTENT/content_for_web</text:p>
      <text:p text:style-name="P22">После<text:span text:style-name="T45"> </text:span>отработки<text:span text:style-name="T45"> </text:span>контейнера,<text:span text:style-name="T45"> </text:span>чтобы<text:span text:style-name="T45"> </text:span>пересобрать<text:span text:style-name="T45"> </text:span>-<text:span text:style-name="T45"> </text:span>удалить<text:span text:style-name="T45"> </text:span>под<text:span text:style-name="T45"> </text:span>root<text:span text:style-name="T45"> </text:span>файлы<text:span text:style-name="T45"> </text:span>из<text:span text:style-name="T45"> </text:span>content_for_web<text:span text:style-name="T45"> <text:s/></text:span>или</text:p>
      <text:p text:style-name="P47">sudo<text:span text:style-name="T45"> </text:span>chown<text:span text:style-name="T45"> </text:span>-R<text:span text:style-name="T45"> </text:span>evg:evg<text:span text:style-name="T45"> </text:span>~/SOFT/Github/GIT/<text:span text:style-name="T46">16_WEB_ARHIV</text:span>/CONTENT/content_for_web<text:span text:style-name="T45"> </text:span>&amp;&amp;<text:span text:style-name="T45"> </text:span>chmod<text:span text:style-name="T45"> </text:span>-R<text:span text:style-name="T45"> </text:span>ugo+rwx<text:span text:style-name="T45"> </text:span>~/SOFT/Github/GIT/<text:span text:style-name="T46">16_WEB_ARHIV</text:span>/CONTENT/content_for_web</text:p>
      <text:p text:style-name="P22">docker<text:span text:style-name="T45"> </text:span>run<text:span text:style-name="T45"> </text:span>--name=createwebcontent<text:span text:style-name="T45"> </text:span>--rm<text:span text:style-name="T45"> </text:span>-v<text:span text:style-name="T45"> </text:span>~/SOFT/Github/GIT/<text:span text:style-name="T46">16_WEB_ARHIV</text:span>/CONTENT:/home/evg/CONTENT<text:span text:style-name="T45"> </text:span>-v<text:span text:style-name="T45"> </text:span>~/SOFT/Github/GIT/<text:span text:style-name="T46">16_WEB_ARHIV</text:span>/Ниокр-Актуальные_документы:/home/evg/Ниокр-Актуальные_документы<text:span text:style-name="T45"> </text:span>-v<text:span text:style-name="T45"> </text:span>~/SOFT/Github/GIT/<text:span text:style-name="T46">16_WEB_ARHIV</text:span>/Ниокр-Документы_по_обозначениям:/home/evg/Ниокр-Документы_по_обозначениям<text:span text:style-name="T45"> </text:span>-v<text:span text:style-name="T45"> </text:span>~/SOFT/Github/GIT/<text:span text:style-name="T46">16_WEB_ARHIV</text:span>/Ниокр-Извещения_об_изменении:/home/evg/Ниокр-Извещения_об_изменении<text:span text:style-name="T45"> </text:span>-v<text:span text:style-name="T45"> </text:span>~/SOFT/Github/GIT/<text:span text:style-name="T46">16_WEB_ARHIV</text:span>/Ниокр-Неактуальные_документы:/home/evg/Ниокр-Неактуальные_документы<text:span text:style-name="T45"> </text:span>-v<text:span text:style-name="T45"> </text:span>/etc/timezone:/etc/timezone:ro<text:span text:style-name="T45"> </text:span>-v<text:span text:style-name="T45"> </text:span>/etc/localtime:/etc/localtime:ro<text:span text:style-name="T45"> </text:span>createwebcontent</text:p>
      <text:p text:style-name="P22">docker<text:span text:style-name="T45"> </text:span>system<text:span text:style-name="T45"> </text:span>prune</text:p>
      <text:p text:style-name="P22">cd<text:span text:style-name="T45"> </text:span>~/SOFT/Github/GIT/<text:span text:style-name="T46">16_WEB_ARHIV</text:span><text:span text:style-name="T45"> </text:span>&amp;&amp;<text:span text:style-name="T45"> </text:span>docker<text:span text:style-name="T45"> </text:span>save<text:span text:style-name="T45"> </text:span>createwebcontent<text:span text:style-name="T45"> </text:span>&gt;<text:span text:style-name="T45"> </text:span>createwebcontent.tar</text:p>
      <text:p text:style-name="P22">cd<text:span text:style-name="T45"> </text:span>~/SOFT/Github/GIT/<text:span text:style-name="T46">16_WEB_ARHIV</text:span><text:span text:style-name="T45"> </text:span>&amp;&amp;<text:span text:style-name="T45"> </text:span>docker<text:span text:style-name="T45"> </text:span>load<text:span text:style-name="T45"> </text:span>-i<text:span text:style-name="T45"> </text:span>createwebcontent.tar</text:p>
      <text:p text:style-name="P35"><text:soft-page-break/></text:p>
      <text:p text:style-name="P42">Запуск из моего репозитория</text:p>
      <text:p text:style-name="P36">docker run <text:s/>-e TERM=xterm <text:s/>8evgeny/cowsay-dockerfile</text:p>
      <text:p text:style-name="P13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YS Text" svg:font-family="'YS Text', Arial, Helvetica, 'Arial Unicode MS', sans-serif"/>
    <style:font-face style:name="inherit" svg:font-family="inherit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555in" fo:margin-right="0.3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1T14:13:46.241963868</meta:creation-date>
    <meta:generator>LibreOffice/6.4.7.2$Linux_X86_64 LibreOffice_project/40$Build-2</meta:generator>
    <dc:date>2024-02-14T11:30:33.525290103</dc:date>
    <meta:editing-duration>PT8H27M11S</meta:editing-duration>
    <meta:editing-cycles>74</meta:editing-cycles>
    <meta:document-statistic meta:table-count="0" meta:image-count="0" meta:object-count="0" meta:page-count="3" meta:paragraph-count="73" meta:word-count="524" meta:character-count="4957" meta:non-whitespace-character-count="4442"/>
  </office:meta>
</office:document-meta>
</file>